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0907c" officeooo:paragraph-rsid="0020907c"/>
    </style:style>
    <style:style style:name="P2" style:family="paragraph" style:parent-style-name="Standard">
      <style:paragraph-properties fo:text-align="center" style:justify-single-word="false"/>
      <style:text-properties fo:font-weight="bold" officeooo:rsid="0020907c" officeooo:paragraph-rsid="0020907c" style:font-weight-asian="bold" style:font-weight-complex="bold"/>
    </style:style>
    <style:style style:name="P3" style:family="paragraph" style:parent-style-name="Standard">
      <style:paragraph-properties fo:text-align="center" style:justify-single-word="false"/>
      <style:text-properties fo:font-weight="bold" officeooo:rsid="0020907c" officeooo:paragraph-rsid="0042be08" style:font-weight-asian="bold" style:font-weight-complex="bold"/>
    </style:style>
    <style:style style:name="P4" style:family="paragraph" style:parent-style-name="Standard">
      <style:paragraph-properties fo:text-align="start" style:justify-single-word="false"/>
      <style:text-properties fo:font-weight="bold" officeooo:rsid="0020907c" officeooo:paragraph-rsid="0020907c" style:font-weight-asian="bold" style:font-weight-complex="bold"/>
    </style:style>
    <style:style style:name="P5" style:family="paragraph" style:parent-style-name="Standard">
      <style:paragraph-properties fo:text-align="justify" style:justify-single-word="false"/>
      <style:text-properties officeooo:paragraph-rsid="0092daa7"/>
    </style:style>
    <style:style style:name="P6" style:family="paragraph" style:parent-style-name="Standard">
      <style:paragraph-properties fo:text-align="justify" style:justify-single-word="false"/>
      <style:text-properties officeooo:paragraph-rsid="00bb6a07"/>
    </style:style>
    <style:style style:name="P7" style:family="paragraph" style:parent-style-name="Standard">
      <style:paragraph-properties fo:text-align="justify" style:justify-single-word="false"/>
      <style:text-properties officeooo:paragraph-rsid="00bc6c95"/>
    </style:style>
    <style:style style:name="P8" style:family="paragraph" style:parent-style-name="Standard">
      <style:paragraph-properties fo:text-align="justify" style:justify-single-word="false"/>
      <style:text-properties officeooo:paragraph-rsid="00c1bb92"/>
    </style:style>
    <style:style style:name="P9" style:family="paragraph" style:parent-style-name="Standard">
      <style:paragraph-properties fo:text-align="justify" style:justify-single-word="false"/>
      <style:text-properties officeooo:rsid="009a70f5" officeooo:paragraph-rsid="009bdf30"/>
    </style:style>
    <style:style style:name="P10" style:family="paragraph" style:parent-style-name="Standard">
      <style:paragraph-properties fo:text-align="justify" style:justify-single-word="false"/>
      <style:text-properties officeooo:rsid="00c31acf" officeooo:paragraph-rsid="00c31acf"/>
    </style:style>
    <style:style style:name="P11" style:family="paragraph" style:parent-style-name="Standard">
      <style:paragraph-properties fo:text-align="justify" style:justify-single-word="false"/>
      <style:text-properties officeooo:rsid="00c31acf" officeooo:paragraph-rsid="00d5a303"/>
    </style:style>
    <style:style style:name="T1" style:family="text">
      <style:text-properties fo:font-weight="normal" style:font-weight-asian="normal" style:font-weight-complex="normal"/>
    </style:style>
    <style:style style:name="T2" style:family="text">
      <style:text-properties fo:font-weight="normal" officeooo:rsid="00274bc0" style:font-weight-asian="normal" style:font-weight-complex="normal"/>
    </style:style>
    <style:style style:name="T3" style:family="text">
      <style:text-properties fo:font-weight="normal" officeooo:rsid="0042be08" style:font-weight-asian="normal" style:font-weight-complex="normal"/>
    </style:style>
    <style:style style:name="T4" style:family="text">
      <style:text-properties fo:font-weight="normal" officeooo:rsid="0043c5b7" style:font-weight-asian="normal" style:font-weight-complex="normal"/>
    </style:style>
    <style:style style:name="T5" style:family="text">
      <style:text-properties fo:font-weight="normal" officeooo:rsid="008f7a3a" style:font-weight-asian="normal" style:font-weight-complex="normal"/>
    </style:style>
    <style:style style:name="T6" style:family="text">
      <style:text-properties fo:font-weight="normal" officeooo:rsid="0092daa7" style:font-weight-asian="normal" style:font-weight-complex="normal"/>
    </style:style>
    <style:style style:name="T7" style:family="text">
      <style:text-properties fo:font-weight="normal" officeooo:rsid="009a70f5" style:font-weight-asian="normal" style:font-weight-complex="normal"/>
    </style:style>
    <style:style style:name="T8" style:family="text">
      <style:text-properties fo:font-weight="normal" officeooo:rsid="009e2908" style:font-weight-asian="normal" style:font-weight-complex="normal"/>
    </style:style>
    <style:style style:name="T9" style:family="text">
      <style:text-properties fo:font-weight="normal" officeooo:rsid="009ea68d" style:font-weight-asian="normal" style:font-weight-complex="normal"/>
    </style:style>
    <style:style style:name="T10" style:family="text">
      <style:text-properties fo:font-weight="normal" officeooo:rsid="009f337f" style:font-weight-asian="normal" style:font-weight-complex="normal"/>
    </style:style>
    <style:style style:name="T11" style:family="text">
      <style:text-properties fo:font-weight="normal" officeooo:rsid="00a06b38" style:font-weight-asian="normal" style:font-weight-complex="normal"/>
    </style:style>
    <style:style style:name="T12" style:family="text">
      <style:text-properties fo:font-weight="normal" officeooo:rsid="00a12ef8" style:font-weight-asian="normal" style:font-weight-complex="normal"/>
    </style:style>
    <style:style style:name="T13" style:family="text">
      <style:text-properties fo:font-weight="normal" officeooo:rsid="00a24c33" style:font-weight-asian="normal" style:font-weight-complex="normal"/>
    </style:style>
    <style:style style:name="T14" style:family="text">
      <style:text-properties fo:font-weight="normal" officeooo:rsid="00a5a73b" style:font-weight-asian="normal" style:font-weight-complex="normal"/>
    </style:style>
    <style:style style:name="T15" style:family="text">
      <style:text-properties fo:font-weight="normal" officeooo:rsid="00a6b61b" style:font-weight-asian="normal" style:font-weight-complex="normal"/>
    </style:style>
    <style:style style:name="T16" style:family="text">
      <style:text-properties fo:font-weight="normal" officeooo:rsid="00a9e7e7" style:font-weight-asian="normal" style:font-weight-complex="normal"/>
    </style:style>
    <style:style style:name="T17" style:family="text">
      <style:text-properties fo:font-weight="normal" officeooo:rsid="00ab2a3d" style:font-weight-asian="normal" style:font-weight-complex="normal"/>
    </style:style>
    <style:style style:name="T18" style:family="text">
      <style:text-properties fo:font-weight="normal" officeooo:rsid="00abbd91" style:font-weight-asian="normal" style:font-weight-complex="normal"/>
    </style:style>
    <style:style style:name="T19" style:family="text">
      <style:text-properties fo:font-weight="normal" officeooo:rsid="00ad7807" style:font-weight-asian="normal" style:font-weight-complex="normal"/>
    </style:style>
    <style:style style:name="T20" style:family="text">
      <style:text-properties fo:font-weight="normal" officeooo:rsid="00b07977" style:font-weight-asian="normal" style:font-weight-complex="normal"/>
    </style:style>
    <style:style style:name="T21" style:family="text">
      <style:text-properties fo:font-weight="normal" officeooo:rsid="00b0bd2c" style:font-weight-asian="normal" style:font-weight-complex="normal"/>
    </style:style>
    <style:style style:name="T22" style:family="text">
      <style:text-properties fo:font-weight="normal" officeooo:rsid="00b238b0" style:font-weight-asian="normal" style:font-weight-complex="normal"/>
    </style:style>
    <style:style style:name="T23" style:family="text">
      <style:text-properties fo:font-weight="normal" officeooo:rsid="00b291be" style:font-weight-asian="normal" style:font-weight-complex="normal"/>
    </style:style>
    <style:style style:name="T24" style:family="text">
      <style:text-properties fo:font-weight="normal" officeooo:rsid="00b44897" style:font-weight-asian="normal" style:font-weight-complex="normal"/>
    </style:style>
    <style:style style:name="T25" style:family="text">
      <style:text-properties fo:font-weight="normal" officeooo:rsid="00b7d6be" style:font-weight-asian="normal" style:font-weight-complex="normal"/>
    </style:style>
    <style:style style:name="T26" style:family="text">
      <style:text-properties fo:font-weight="normal" officeooo:rsid="00b96ccb" style:font-weight-asian="normal" style:font-weight-complex="normal"/>
    </style:style>
    <style:style style:name="T27" style:family="text">
      <style:text-properties fo:font-weight="normal" officeooo:rsid="00bc6c95" style:font-weight-asian="normal" style:font-weight-complex="normal"/>
    </style:style>
    <style:style style:name="T28" style:family="text">
      <style:text-properties fo:font-weight="normal" officeooo:rsid="00bcd0b3" style:font-weight-asian="normal" style:font-weight-complex="normal"/>
    </style:style>
    <style:style style:name="T29" style:family="text">
      <style:text-properties fo:font-weight="normal" officeooo:rsid="00bcdc23" style:font-weight-asian="normal" style:font-weight-complex="normal"/>
    </style:style>
    <style:style style:name="T30" style:family="text">
      <style:text-properties fo:font-weight="normal" officeooo:rsid="00be6a0c" style:font-weight-asian="normal" style:font-weight-complex="normal"/>
    </style:style>
    <style:style style:name="T31" style:family="text">
      <style:text-properties fo:font-weight="normal" officeooo:rsid="00be9030" style:font-weight-asian="normal" style:font-weight-complex="normal"/>
    </style:style>
    <style:style style:name="T32" style:family="text">
      <style:text-properties fo:font-weight="normal" officeooo:rsid="00c19ae6" style:font-weight-asian="normal" style:font-weight-complex="normal"/>
    </style:style>
    <style:style style:name="T33" style:family="text">
      <style:text-properties fo:font-weight="normal" officeooo:rsid="00c1bb92" style:font-weight-asian="normal" style:font-weight-complex="normal"/>
    </style:style>
    <style:style style:name="T34" style:family="text">
      <style:text-properties fo:font-weight="normal" officeooo:rsid="00c438d7" style:font-weight-asian="normal" style:font-weight-complex="normal"/>
    </style:style>
    <style:style style:name="T35" style:family="text">
      <style:text-properties fo:font-weight="normal" officeooo:rsid="00c67310" style:font-weight-asian="normal" style:font-weight-complex="normal"/>
    </style:style>
    <style:style style:name="T36" style:family="text">
      <style:text-properties fo:font-weight="normal" officeooo:rsid="00c76b93" style:font-weight-asian="normal" style:font-weight-complex="normal"/>
    </style:style>
    <style:style style:name="T37" style:family="text">
      <style:text-properties fo:font-weight="normal" officeooo:rsid="00c7e0b0" style:font-weight-asian="normal" style:font-weight-complex="normal"/>
    </style:style>
    <style:style style:name="T38" style:family="text">
      <style:text-properties fo:font-weight="normal" officeooo:rsid="00c82059" style:font-weight-asian="normal" style:font-weight-complex="normal"/>
    </style:style>
    <style:style style:name="T39" style:family="text">
      <style:text-properties fo:font-weight="normal" officeooo:rsid="00c9e54c" style:font-weight-asian="normal" style:font-weight-complex="normal"/>
    </style:style>
    <style:style style:name="T40" style:family="text">
      <style:text-properties fo:font-weight="normal" officeooo:rsid="00cbde0c" style:font-weight-asian="normal" style:font-weight-complex="normal"/>
    </style:style>
    <style:style style:name="T41" style:family="text">
      <style:text-properties fo:font-weight="normal" officeooo:rsid="00cd06dd" style:font-weight-asian="normal" style:font-weight-complex="normal"/>
    </style:style>
    <style:style style:name="T42" style:family="text">
      <style:text-properties fo:font-weight="normal" officeooo:rsid="00cebe2c" style:font-weight-asian="normal" style:font-weight-complex="normal"/>
    </style:style>
    <style:style style:name="T43" style:family="text">
      <style:text-properties fo:font-weight="normal" officeooo:rsid="00d09ba2" style:font-weight-asian="normal" style:font-weight-complex="normal"/>
    </style:style>
    <style:style style:name="T44" style:family="text">
      <style:text-properties fo:font-weight="normal" officeooo:rsid="00d25abd" style:font-weight-asian="normal" style:font-weight-complex="normal"/>
    </style:style>
    <style:style style:name="T45" style:family="text">
      <style:text-properties fo:font-weight="normal" officeooo:rsid="00d28063" style:font-weight-asian="normal" style:font-weight-complex="normal"/>
    </style:style>
    <style:style style:name="T46" style:family="text">
      <style:text-properties fo:font-weight="normal" officeooo:rsid="00d402e5" style:font-weight-asian="normal" style:font-weight-complex="normal"/>
    </style:style>
    <style:style style:name="T47" style:family="text">
      <style:text-properties fo:font-weight="normal" officeooo:rsid="00d4970a" style:font-weight-asian="normal" style:font-weight-complex="normal"/>
    </style:style>
    <style:style style:name="T48" style:family="text">
      <style:text-properties fo:font-weight="normal" officeooo:rsid="00d497c2" style:font-weight-asian="normal" style:font-weight-complex="normal"/>
    </style:style>
    <style:style style:name="T49" style:family="text">
      <style:text-properties fo:font-weight="normal" officeooo:rsid="00d5a303" style:font-weight-asian="normal" style:font-weight-complex="normal"/>
    </style:style>
    <style:style style:name="T50" style:family="text">
      <style:text-properties fo:font-weight="normal" officeooo:rsid="00d5f92b" style:font-weight-asian="normal" style:font-weight-complex="normal"/>
    </style:style>
    <style:style style:name="T51" style:family="text">
      <style:text-properties fo:font-weight="normal" officeooo:rsid="00d7531c" style:font-weight-asian="normal" style:font-weight-complex="normal"/>
    </style:style>
    <style:style style:name="T52" style:family="text">
      <style:text-properties officeooo:rsid="008e8f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aper Review <text:span text:style-name="T52">3</text:span>- Practical, transparent operating system support for superpages</text:p>
      <text:p text:style-name="P4"/>
      <text:p text:style-name="P5"><text:span text:style-name="T2"><text:tab/>This paper describe</text:span><text:span text:style-name="T3">s </text:span><text:span text:style-name="T5">the various challenges with </text:span><text:span text:style-name="T3">OS-level <text:s/>support for </text:span><text:span text:style-name="T5">super-pages and details the design of an effective super-pages management system.</text:span><text:span text:style-name="T4"> A superpage is a memory page of larger size than an hardware base page. Modern general-purpose processors provide virtual memory support, using page tables for address translation. Most processors cache virtual-to-physical-address mappings from the page tables in a translation look aside buffer (TLB). TLB coverage is defined as the amount of memory accessible through these cached mappings, i.e., without incurring misses in the </text:span><text:span text:style-name="T6">TLB. Reduced TLB coverage makes virtual memory systems less efficient</text:span><text:span text:style-name="T4">. To alleviate this problem, most modern general-purpose CPUs provide support for superpages.</text:span></text:p>
      <text:p text:style-name="P5"><text:span text:style-name="T4"/></text:p>
      <text:p text:style-name="P9"><text:span text:style-name="T11">I</text:span><text:span text:style-name="T8">n super-pages approach, hardware supports more than one page size </text:span><text:span text:style-name="T9">and the super-page size is </text:span><text:span text:style-name="T8">a power-of-2 multiple of the base page </text:span><text:span text:style-name="T10">size. Thus super-page maps several base pages </text:span><text:span text:style-name="T14">and thus reduce the size of the page table, increase TLB coverage and optimizes I/O time</text:span><text:span text:style-name="T10">. </text:span><text:span text:style-name="T14">But in-turn </text:span><text:span text:style-name="T15">t</text:span><text:span text:style-name="T10">he use of multiple page sizes leads to the problem of physical memory fragmentation, and decreases future opportunities for using large </text:span><text:span text:style-name="T12">superpages. To</text:span><text:span text:style-name="T10"> ensure sustained performance, the operating system needs to control fragmentation, without penalizing system performance. The problem of effectively managing</text:span></text:p>
      <text:p text:style-name="P9"><text:span text:style-name="T10">superpages thus becomes a complex, multi-dimensional optimization task. Most general-purpose operating systems either do not support superpages at all, or provide limited </text:span><text:span text:style-name="T12">support. This</text:span><text:span text:style-name="T10"> paper develops a general and transparent superpage management </text:span><text:span text:style-name="T13">system. </text:span></text:p>
      <text:p text:style-name="P9"><text:span text:style-name="T13"/></text:p>
      <text:p text:style-name="P6"><text:span text:style-name="T13">T</text:span><text:span text:style-name="T15">he paper details the hardware constraints, issues and tradeoffs in operating system support for superpages. </text:span><text:span text:style-name="T16">H</text:span><text:span text:style-name="T15">ardware constraints </text:span><text:span text:style-name="T16">on super-pages are that there must be enough contiguous free memory to store each superpage,</text:span><text:span text:style-name="T17">hardware might support limited page sizes</text:span><text:span text:style-name="T16"> and each superpage addresses must be aligned on the superpage size. TLB entry for a superpage provides only a single reference bit, dirty bit, and set of protection attributes. </text:span><text:span text:style-name="T19">D</text:span><text:span text:style-name="T16">ue to the coarse granularity of reference and dirty bits, the operating system can determine whether some part of the superpage has been accessed or written to, but cannot distinguish between base pages in </text:span><text:span text:style-name="T18">t</text:span><text:span text:style-name="T16">his </text:span><text:span text:style-name="T20">regard.</text:span></text:p>
      <text:p text:style-name="P6"><text:span text:style-name="T20"/></text:p>
      <text:p text:style-name="P7"><text:span text:style-name="T13">T</text:span><text:span text:style-name="T15">he paper details </text:span><text:span text:style-name="T27">the </text:span><text:span text:style-name="T20">design decision on super page allocation wherein we acquire base pages on demand and “promote” to superpage at some later date or load entire superpage when </text:span><text:span text:style-name="T7">when one base page is faulted in. </text:span><text:span text:style-name="T21">In </text:span><text:span text:style-name="T4">acquire on demand </text:span><text:span text:style-name="T21">and </text:span><text:span text:style-name="T4">promote </text:span><text:span text:style-name="T21">approach there is </text:span><text:span text:style-name="T4">Reservation-based allocatio</text:span><text:span text:style-name="T25">n</text:span><text:span text:style-name="T4"> </text:span><text:span text:style-name="T21">wherein</text:span><text:span text:style-name="T4"> </text:span><text:span text:style-name="T21">we </text:span><text:span text:style-name="T4">set aside space for a superpage when first base page is loaded </text:span><text:span text:style-name="T21">or </text:span><text:span text:style-name="T4">Relocation-based </text:span><text:span text:style-name="T21">allocation</text:span><text:span text:style-name="T4"> </text:span><text:span text:style-name="T21">wherein we </text:span><text:span text:style-name="T4">wait until a superpage is formed and then move existing pages to contiguous </text:span><text:span text:style-name="T26">locations. The</text:span><text:span text:style-name="T4"> authors </text:span><text:span text:style-name="T22">of the paper have</text:span><text:span text:style-name="T4"> developed a reservation-based system </text:span><text:span text:style-name="T23">in which a page is initially loaded choose a superpage size and reserve contiguous frames to hold the eventual </text:span><text:span text:style-name="T24">superpage.</text:span></text:p>
      <text:p text:style-name="P6"><text:span text:style-name="T24"/></text:p>
      <text:p text:style-name="P8"><text:span text:style-name="T13">T</text:span><text:span text:style-name="T15">he paper details </text:span><text:span text:style-name="T27">the </text:span><text:span text:style-name="T20">design decision </text:span><text:span text:style-name="T28">on promotion,demotion </text:span><text:span text:style-name="T32">and eviction</text:span><text:span text:style-name="T28"> of super-pages. Promotion should occur when <text:s/>enough pages have been loaded to justify creating a superpage and then TLB entries are combined into one entry with page table updated to show new superpage size</text:span><text:span text:style-name="T4">. </text:span><text:span text:style-name="T29">Here early promotion is a trade-off <text:s/>since it reduces TLB misses but wastes memory if all pages of the superpage are not </text:span><text:span text:style-name="T30">required</text:span><text:span text:style-name="T29">. </text:span><text:span text:style-name="T31">D</text:span><text:span text:style-name="T28">emotion </text:span><text:span text:style-name="T33">is used to</text:span><text:span text:style-name="T31"> r</text:span><text:span text:style-name="T29">educe</text:span><text:span text:style-name="T31">s</text:span><text:span text:style-name="T29"> superpage </text:span><text:span text:style-name="T31">into </text:span><text:span text:style-name="T29">individual base pages </text:span><text:span text:style-name="T31">or t</text:span><text:span text:style-name="T29">o a smaller superpage. </text:span><text:span text:style-name="T31">Demotion is required </text:span><text:span text:style-name="T29">if memory is needed for new pages </text:span><text:span text:style-name="T31">by </text:span><text:span text:style-name="T29">evict</text:span><text:span text:style-name="T31">ing</text:span><text:span text:style-name="T29"> unused base pages. </text:span><text:span text:style-name="T33">Eviction process on a superpage can occur w</text:span><text:span text:style-name="T29">hen memory is full </text:span><text:span text:style-name="T33">and results in release of all</text:span><text:span text:style-name="T29"> base pages </text:span><text:span text:style-name="T33">of the superpage</text:span><text:span text:style-name="T29">.</text:span></text:p>
      <text:p text:style-name="P5"><text:span text:style-name="T4"/></text:p>
      <text:p text:style-name="P5"><text:span text:style-name="T4"/></text:p>
      <text:p text:style-name="P10"><text:soft-page-break/><text:span text:style-name="T13"/></text:p>
      <text:p text:style-name="P10"><text:span text:style-name="T13"/></text:p>
      <text:p text:style-name="P11"><text:span text:style-name="T13">The authors of the paper have implemented </text:span><text:span text:style-name="T1">a reservation-based </text:span><text:span text:style-name="T10">superpage management </text:span><text:span text:style-name="T13">system </text:span><text:span text:style-name="T1">in</text:span><text:span text:style-name="T13"> FreeBSD on the Alpha CPU, and evaluate</text:span><text:span text:style-name="T1">d</text:span><text:span text:style-name="T13"> it on real workloads and </text:span><text:span text:style-name="T39">benchmarks. The system uses preemption to preempt an existing reservation that has enough unallocated frames to satisfy the request </text:span><text:span text:style-name="T40">and uses it whenever possible</text:span><text:span text:style-name="T39">. </text:span><text:span text:style-name="T34">It supports multiple superpage sizes to reduce internal fragmentation </text:span><text:span text:style-name="T41">and uses “buddy allocator” to reduce </text:span><text:span text:style-name="T42">fragmentation. Also a page replacement daemon is used periodically which selects pages to be swapped out and it is modified to include contiguity as one of the factors to be </text:span><text:span text:style-name="T43">considered. T</text:span><text:span text:style-name="T42">his system will </text:span><text:span text:style-name="T43">promote sub-superpage only </text:span><text:span text:style-name="T44">its </text:span><text:span text:style-name="T43">regions that are fully </text:span><text:span text:style-name="T45">populated. It</text:span><text:span text:style-name="T34"> demotes infrequently referenced pages to reclaim memory </text:span><text:span text:style-name="T48">frame. When</text:span><text:span text:style-name="T38"> a base page is evicted, its superpage is </text:span><text:span text:style-name="T47">demoted. </text:span><text:span text:style-name="T49">The system prevents write to clean superpages. If a process tries to write to a clean SP, demote it and <text:s/>re-promotes it later only if all base pages are </text:span><text:span text:style-name="T51">used. As</text:span><text:span text:style-name="T35"> per the </text:span><text:span text:style-name="T37">experimental </text:span><text:span text:style-name="T35">results,the implemented </text:span><text:span text:style-name="T10">superpage management </text:span><text:span text:style-name="T35">system achieves 30%-60% improvement in </text:span><text:span text:style-name="T36">performance. Thus the authors argue that this approach is a transparent and effective solution to the problem of superpage management in operating systems </text:span><text:span text:style-name="T50">which can be integrated into an existing OS </text:span><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0907c" officeooo:paragraph-rsid="0020907c"/>
    </style:style>
    <style:page-layout style:name="Mpm1">
      <style:page-layout-properties fo:page-width="8.5in" fo:page-height="11in" style:num-format="1" style:print-orientation="portrait" fo:margin-top="0.291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1965in"/>
      </style:header-style>
      <style:footer-style/>
    </style:page-layout>
  </office:automatic-styles>
  <office:master-styles>
    <style:master-page style:name="Standard" style:page-layout-name="Mpm1">
      <style:header>
        <text:p text:style-name="MP1">Shashi Shivaraju</text:p>
        <text:p text:style-name="MP1">XID:C8865067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9:29.701389914</meta:creation-date>
    <meta:generator>LibreOffice/6.0.7.3$Linux_X86_64 LibreOffice_project/00m0$Build-3</meta:generator>
    <dc:date>2019-04-09T02:44:42.349779096</dc:date>
    <meta:editing-duration>PT12H49M29S</meta:editing-duration>
    <meta:editing-cycles>141</meta:editing-cycles>
    <meta:document-statistic meta:table-count="0" meta:image-count="0" meta:object-count="0" meta:page-count="2" meta:paragraph-count="10" meta:word-count="774" meta:character-count="5037" meta:non-whitespace-character-count="4267"/>
  </office:meta>
</office:document-meta>
</file>